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1d41a" svg:stroke-opacity="50%" draw:fill-color="#81d41a" draw:opacity="40%" draw:textarea-horizontal-align="justify" draw:textarea-vertical-align="middle" draw:auto-grow-height="false" fo:min-height="30.547cm" fo:min-width="14.10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3.877cm" fo:min-width="6.802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6.168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148cm" fo:min-width="8.072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878cm" fo:min-width="5.532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56cm" fo:min-width="5.533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83cm" fo:min-width="6.168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878cm" fo:min-width="4.898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56cm" fo:min-width="6.167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877cm" fo:min-width="5.532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56cm" fo:min-width="5.532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513cm" fo:min-width="6.168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195cm" fo:min-width="5.532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243cm" fo:min-width="4.897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4.195cm" fo:min-width="7.438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5.465cm" fo:min-width="9.025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4.512cm" fo:min-width="9.343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6.1cm" fo:min-width="9.025cm" loext:decorative="false"/>
      <style:paragraph-properties style:writing-mode="lr-tb"/>
    </style:style>
    <style:style style:name="gr2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P1" style:family="paragraph">
      <loext:graphic-properties draw:fill-color="#81d41a" draw:opacity="4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30.797cm" svg:x="2.27cm" svg:y="42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02cm" svg:height="4.127cm" svg:x="6.08cm" svg:y="60.055cm">
          <text:p text:style-name="P2">Buffer working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668cm" svg:height="3.175cm" svg:x="6.08cm" svg:y="52.752cm">
          <text:p text:style-name="P2">DAC function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572cm" svg:height="5.398cm" svg:x="19.098cm" svg:y="56.879cm">
          <text:p text:style-name="P2">Test entire system</text:p>
          <text:p text:style-name="P2">Voice TX &amp; RX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032cm" svg:height="4.128cm" svg:x="4.175cm" svg:y="75.612cm">
          <text:p text:style-name="P2">Technical Report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033cm" svg:height="3.81cm" svg:x="4.175cm" svg:y="81.01cm">
          <text:p text:style-name="P2">Business pla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668cm" svg:height="5.08cm" svg:x="30.21cm" svg:y="57.197cm">
          <text:p text:style-name="P2">Test entire system: Half Duplex (both TX &amp; RX)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398cm" svg:height="4.128cm" svg:x="40.052cm" svg:y="57.514cm">
          <text:p text:style-name="P2">Range testing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667cm" svg:height="3.81cm" svg:x="20.685cm" svg:y="67.04cm">
          <text:p text:style-name="P2">Power design (Voltage, battery type, hours on 1 charge)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032cm" svg:height="4.127cm" svg:x="47.355cm" svg:y="67.357cm">
          <text:p text:style-name="P2">wearability/comfort testing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033cm" svg:height="3.81cm" svg:x="30.209cm" svg:y="67.04cm">
          <text:p text:style-name="P2">UI/ button Design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032cm" svg:height="3.81cm" svg:x="38.783cm" svg:y="67.357cm">
          <text:p text:style-name="P2">Housing Design/3D print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.668cm" svg:height="4.763cm" svg:x="39.734cm" svg:y="50.529cm">
          <text:p text:style-name="P2">Voice quality testing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6.032cm" svg:height="4.445cm" svg:x="4.175cm" svg:y="86.09cm">
          <text:p text:style-name="P2">Project poster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5.397cm" svg:height="3.493cm" svg:x="4.175cm" svg:y="92.439cm">
          <text:p text:style-name="P2">Executive summary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398cm" svg:height="4.128cm" svg:x="4.492cm" svg:y="96.567cm">
          <text:p text:style-name="P2">IEEE report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938cm" svg:height="4.445cm" svg:x="11.794cm" svg:y="75.295cm">
          <text:p text:style-name="P2">Powerpoint Presentation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2.747cm" svg:y1="54.34cm" svg:x2="19.097cm" svg:y2="58.785cm">
          <text:p/>
        </draw:line>
        <draw:line draw:style-name="gr17" draw:text-style-name="P4" draw:layer="layout" svg:x1="13.382cm" svg:y1="62.277cm" svg:x2="19.097cm" svg:y2="59.42cm">
          <text:p/>
        </draw:line>
        <draw:line draw:style-name="gr18" draw:text-style-name="P4" draw:layer="layout" svg:x1="27.67cm" svg:y1="59.737cm" svg:x2="30.21cm" svg:y2="59.737cm">
          <text:p/>
        </draw:line>
        <draw:line draw:style-name="gr18" draw:text-style-name="P4" draw:layer="layout" svg:x1="36.877cm" svg:y1="59.42cm" svg:x2="39.735cm" svg:y2="59.42cm">
          <text:p/>
        </draw:line>
        <draw:line draw:style-name="gr18" draw:text-style-name="P4" draw:layer="layout" svg:x1="36.877cm" svg:y1="59.42cm" svg:x2="39.735cm" svg:y2="53.07cm">
          <text:p/>
        </draw:line>
        <draw:line draw:style-name="gr18" draw:text-style-name="P4" draw:layer="layout" svg:x1="27.352cm" svg:y1="68.945cm" svg:x2="29.892cm" svg:y2="68.945cm">
          <text:p/>
        </draw:line>
        <draw:line draw:style-name="gr18" draw:text-style-name="P4" draw:layer="layout" svg:x1="36.242cm" svg:y1="68.945cm" svg:x2="38.782cm" svg:y2="68.945cm">
          <text:p/>
        </draw:line>
        <draw:line draw:style-name="gr18" draw:text-style-name="P4" draw:layer="layout" svg:x1="44.815cm" svg:y1="69.262cm" svg:x2="47.355cm" svg:y2="69.262cm">
          <text:p/>
        </draw:line>
        <draw:line draw:style-name="gr19" draw:text-style-name="P4" draw:layer="layout" svg:x1="22.907cm" svg:y1="62.277cm" svg:x2="23.225cm" svg:y2="66.722cm">
          <text:p/>
        </draw:line>
        <draw:frame draw:style-name="gr20" draw:text-style-name="P5" draw:layer="layout" svg:width="7.303cm" svg:height="2.54cm" svg:x="7.35cm" svg:y="43.545cm">
          <draw:text-box>
            <text:p>Completed</text:p>
          </draw:text-box>
        </draw:frame>
        <draw:frame draw:style-name="gr21" draw:text-style-name="P5" draw:layer="layout" svg:width="5.715cm" svg:height="1.905cm" svg:x="21.002cm" svg:y="55.927cm">
          <draw:text-box>
            <text:p>Current</text:p>
            <text:p/>
          </draw:text-box>
        </draw:frame>
        <draw:custom-shape draw:style-name="gr22" draw:text-style-name="P2" draw:layer="layout" svg:width="9.525cm" svg:height="5.715cm" svg:x="19.732cm" svg:y="41.322cm">
          <text:p text:style-name="P2">Research HAM/GMRS bands</text:p>
          <text:p text:style-name="P2">Frequency, modulation, Bandwideth, propagtion etc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9.843cm" svg:height="4.762cm" svg:x="19.732cm" svg:y="35.607cm">
          <text:p text:style-name="P2">Consider actual use case of our device. Field usage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9.525cm" svg:height="6.35cm" svg:x="34.02cm" svg:y="37.83cm">
          <text:p text:style-name="P2">Decide on signal characteristics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29.575cm" svg:y1="38.147cm" svg:x2="34.02cm" svg:y2="40.687cm">
          <text:p/>
        </draw:line>
        <draw:line draw:style-name="gr26" draw:text-style-name="P4" draw:layer="layout" svg:x1="28.94cm" svg:y1="44.815cm" svg:x2="34.02cm" svg:y2="41.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4cm" fo:page-height="2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6T12:56:50.720000000</meta:creation-date>
    <dc:date>2025-03-08T09:39:31.621000000</dc:date>
    <meta:editing-duration>PT10M14S</meta:editing-duration>
    <meta:editing-cycles>3</meta:editing-cycles>
    <meta:generator>LibreOffice/24.8.0.3$Windows_X86_64 LibreOffice_project/0bdf1299c94fe897b119f97f3c613e9dca6be583</meta:generator>
    <meta:document-statistic meta:object-count="33"/>
  </office:meta>
</office:document-meta>
</file>